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PingFang SC" svg:font-family="'PingFang SC'"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ing_20_2" style:list-style-name="WWNum2"/>
    <style:style style:name="P3" style:family="paragraph" style:parent-style-name="Standard">
      <style:paragraph-properties fo:margin-left="0cm" fo:margin-right="0cm" fo:text-indent="0cm" style:auto-text-indent="false"/>
    </style:style>
    <style:style style:name="T1" style:family="text">
      <style:text-properties fo:color="#2f5496" loext:opacity="100%" style:font-name="Calibri Light" fo:font-size="16pt" style:font-name-asian="F" style:font-size-asian="16pt" style:font-name-complex="F" style:font-size-complex="16pt"/>
    </style:style>
    <style:style style:name="T2" style:family="text">
      <style:text-properties fo:color="#2f5496" loext:opacity="100%" style:font-name="Calibri Light" fo:font-size="13pt" style:font-name-asian="Calibri Light1" style:font-size-asian="13pt" style:font-name-complex="Calibri Light1" style:font-size-complex="13pt"/>
    </style:style>
    <style:style style:name="T3" style:family="text">
      <style:text-properties fo:color="#1f3763" loext:opacity="100%" style:font-name="Calibri Light" fo:font-size="12pt" style:font-name-asian="F" style:font-size-asian="12pt" style:font-name-complex="F"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tify messages</text:h>
      <text:list xml:id="list1406401120" text:style-name="WWNum2">
        <text:list-item>
          <text:h text:style-name="P2" text:outline-level="2">To mailing list subscribers</text:h>
        </text:list-item>
      </text:list>
      <text:h text:style-name="Heading_20_3" text:outline-level="3">New opportunities message - English</text:h>
      <text:p text:style-name="Standard"/>
      <text:p text:style-name="Standard">Subject: New Micro-Acquisition opportunity: ((opp-name))</text:p>
      <text:p text:style-name="Standard">Message:</text:p>
      <text:p text:style-name="Standard">**New opportunity:** ((opp-name)). </text:p>
      <text:p text:style-name="Standard">**Closes:** ((close-date)), ((close-time)), Eastern time </text:p>
      <text:p text:style-name="Standard">**Fixed price:** ((fixed-price)) </text:p>
      <text:p text:style-name="Standard">**Skills:** ((skill1)), ((skill2)), ((skill3))</text:p>
      <text:p text:style-name="Standard">**Work delivery date:** ((delivery-date)) <text:s/></text:p>
      <text:p text:style-name="Standard"><text:s/></text:p>
      <text:p text:style-name="Standard">More info: ((link))</text:p>
      <text:p text:style-name="Standard"><text:s/></text:p>
      <text:p text:style-name="Standard">You are receiving this message because you subscribed to the [Micro-Acquisition Pilot](https://micro-acquisition.alpha.canada.ca/en/index.html) mailing list. You can [unsubscribe](https://forms-formulaires.alpha.canada.ca/id/39) from these messages at any time.</text:p>
      <text:p text:style-name="Standard"/>
      <text:h text:style-name="Heading_20_3" text:outline-level="3">New opportunities message – French</text:h>
      <text:p text:style-name="Standard"/>
      <text:p text:style-name="Standard">Subject: Nouvelle opportunité de micro-acquisition: ((opp-nameFR))</text:p>
      <text:p text:style-name="Standard">Message:</text:p>
      <text:p text:style-name="Standard">**Nouvelle opportunité :** ((opp-nameFR))</text:p>
      <text:p text:style-name="Standard">**Date de fermeture :** ((close-dateFR)), ((close-timeFR)), heure de l'Est</text:p>
      <text:p text:style-name="Standard">**Prix fixe :** ((fixed-priceFR))</text:p>
      <text:p text:style-name="Standard">**Compétence(s) :** ((skill1FR)), ((skill2FR)), ((skill3FR))</text:p>
      <text:p text:style-name="Standard">**Date de livraison de travail :** ((delivery-dateFR))</text:p>
      <text:p text:style-name="Standard"><text:s/></text:p>
      <text:p text:style-name="Standard">Plus d'informations: ((link))</text:p>
      <text:p text:style-name="Standard"><text:s/></text:p>
      <text:p text:style-name="Standard">Vous recevez ce message car vous vous êtes inscrit à la liste de diffusion du [pilote de micro-acquisition](https://micro-acquisition.alpha.canada.ca/fr/index.html). Vous pouvez vous [désabonner](https://forms-formulaires.alpha.canada.ca/fr/id/39) de ces messages à tout moment.</text:p>
      <text:p text:style-name="Standard"><text:soft-page-break/></text:p>
      <text:list xml:id="list163232494690216" text:continue-numbering="true" text:style-name="WWNum2">
        <text:list-item>
          <text:h text:style-name="P2" text:outline-level="2">To suppliers who applied to an opportunity</text:h>
        </text:list-item>
      </text:list>
      <text:p text:style-name="P3"/>
      <text:h text:style-name="Heading_20_3" text:outline-level="3">Notification of not being selected - English</text:h>
      <text:p text:style-name="P3">Subject: Results of the micro-acquisition opportunity:((oppE))</text:p>
      <text:p text:style-name="P3">Message:</text:p>
      <text:p text:style-name="P3">Hello ((name)),</text:p>
      <text:p text:style-name="P3"><text:s/></text:p>
      <text:p text:style-name="P3">Thank you for your application submitted in response to the micro-acquisition opportunity: ((oppE)). </text:p>
      <text:p text:style-name="P3"><text:s/></text:p>
      <text:p text:style-name="P3">This is to inform you that this micro-acquisition opportunity will not be awarded to you. The micro-acquisition opportunity has been awarded to ((winnername)) in response to the above-noted solicitation. <text:s/></text:p>
      <text:p text:style-name="P3"><text:s/></text:p>
      <text:p text:style-name="P3">((%passmand?? Although your application passed the mandatory requirements of the opportunity, it was not selected by the random number generator. ))</text:p>
      <text:p text:style-name="P3"><text:s/></text:p>
      <text:p text:style-name="P3">((%notpass?? As indicated in the opportunity statement, applications are required to meet each mandatory requirement. Unfortunately, the evaluating team determined that your application did not comply with all the mandatory requirements of the opportunity.))</text:p>
      <text:p text:style-name="P3"><text:s/></text:p>
      <text:p text:style-name="P3">We would like to thank you for submitting your application and expressing your interest in being a supplier to the Government of Canada. Your participation is appreciated, and we hope that you will continue to apply to procurement opportunities offered by the micro-acquisition pilot. </text:p>
      <text:p text:style-name="P3"><text:s/></text:p>
      <text:p text:style-name="P3">To help us assess the success of the micro-acquisition pilot, there is voluntary survey below which you can choose to fill in and send by replying to this email.</text:p>
      <text:p text:style-name="P3"><text:s/></text:p>
      <text:p text:style-name="P3">Should you require further information regarding the evaluation of your application, please do not hesitate to contact us. </text:p>
      <text:p text:style-name="P3"><text:s/></text:p>
      <text:p text:style-name="P3">If you have any concerns relating to the procurement process, please note that there are strict deadlines for filing complaints with the Office of the Procurement Ombudsman (OPO), where applicable. </text:p>
      <text:p text:style-name="P3"><text:s/></text:p>
      <text:p text:style-name="P3"><text:soft-page-break/>Thank you, </text:p>
      <text:p text:style-name="P3"><text:s/></text:p>
      <text:p text:style-name="P3">The Micro-Acquisition pilot team </text:p>
      <text:p text:style-name="P3"><text:s/></text:p>
      <text:p text:style-name="P3">E-mail: [microacquisition@hrsdc-rhdcc.gc.ca](microacquisition@hrsdc-rhdcc.gc.ca)</text:p>
      <text:p text:style-name="P3"><text:s/></text:p>
      <text:p text:style-name="P3">---</text:p>
      <text:p text:style-name="P3">**Survey to suppliers** </text:p>
      <text:p text:style-name="P3"><text:s/></text:p>
      <text:p text:style-name="P3">Your participation in this survey is voluntary. For more on this please see our [Privacy Notice](https://micro-acquisition.alpha.canada.ca/en/privacy-survey.html). </text:p>
      <text:p text:style-name="P3"><text:s/></text:p>
      <text:p text:style-name="P3">Note: in the below questions, the terms “you”, “your business” and “the business” are used to represent any business type such as incorporated or unincorporated businesses and sole proprietorships. <text:s/></text:p>
      <text:p text:style-name="P3"><text:s/></text:p>
      <text:p text:style-name="P3"><text:s text:c="2"/></text:p>
      <text:p text:style-name="P3">**Questions: <text:s/>**</text:p>
      <text:p text:style-name="P3"><text:s/></text:p>
      <text:p text:style-name="P3">1. How did you find out about the micro-acquisition opportunity (Twitter, facebook, slack channel, linkedIn etc.)? ___________________</text:p>
      <text:p text:style-name="P3">2. Are you currently employed by the Federal Government (yes, no, prefer not to answer)? <text:s/>________________________</text:p>
      <text:p text:style-name="P3">3. Have you ever been awarded a contract with the federal government (yes, no, have bid but not been awarded a contract, never bid, prefer not to answer)? <text:s/>____________________</text:p>
      <text:p text:style-name="P3">4. Is the head office of your business located in Canada? </text:p>
      <text:p text:style-name="P3"><text:s text:c="3"/>*If yes, please provide the first three (3) characters of the postal code of the address: ______________ </text:p>
      <text:p text:style-name="P3"><text:s text:c="3"/>*If no, please identify the country in which your head office is located: __________________</text:p>
      <text:p text:style-name="P3">5. How many workers does your business currently have? ____________________________ </text:p>
      <text:p text:style-name="P3">6. Describe the ownership of your business. Indicate if at least 51% of the business is owned by person(s) who self-identify as a member of any of the following diverse groups. <text:s/></text:p>
      <text:p text:style-name="P3">_Select all that apply:_</text:p>
      <text:p text:style-name="P3"><text:s text:c="3"/>*Women</text:p>
      <text:p text:style-name="P3"><text:soft-page-break/><text:s text:c="3"/>*Indigenous Peoples</text:p>
      <text:p text:style-name="P3"><text:s text:c="3"/>*First Nations</text:p>
      <text:p text:style-name="P3"><text:s text:c="3"/>*Métis Peoples</text:p>
      <text:p text:style-name="P3"><text:s text:c="3"/>*Inuit</text:p>
      <text:p text:style-name="P3"><text:s text:c="3"/>*Black</text:p>
      <text:p text:style-name="P3"><text:s text:c="3"/>*Other visible minorities (The Employment Equity Act defines visible minorities as persons, other than Indigenous Peoples, “who are non-Caucasian in race or non-white in colour.” In addition to Black, visible minority groups include, but are not limited to persons who identify as South Asian, Chinese, Filipino, Latin American, Arab, Southeast Asian, West Asian, Korean, and Japanese.) </text:p>
      <text:p text:style-name="P3"><text:s text:c="3"/>*Person(s) with disabilities</text:p>
      <text:p text:style-name="P3"><text:s text:c="3"/>*LGBTQ2+</text:p>
      <text:p text:style-name="P3"><text:s text:c="3"/>*None of the above</text:p>
      <text:p text:style-name="P3"><text:s text:c="3"/>*Prefer not to answer</text:p>
      <text:p text:style-name="P3"/>
      <text:p text:style-name="P3"/>
      <text:h text:style-name="Heading_20_3" text:outline-level="3">Notification of not being selected – French</text:h>
      <text:p text:style-name="Standard"/>
      <text:p text:style-name="Standard">Subject: Résultats de l’opportunité de micro-acquisition : ((oppF))</text:p>
      <text:p text:style-name="Standard">Message:</text:p>
      <text:p text:style-name="Standard">Bonjour ((name)), </text:p>
      <text:p text:style-name="Standard"><text:s/></text:p>
      <text:p text:style-name="Standard">Nous vous remercions pour votre candidature soumise en réponse à l’opportunité de micro-acquisition : ((oppF)). </text:p>
      <text:p text:style-name="Standard"><text:s/></text:p>
      <text:p text:style-name="Standard">La présente est pour vous informer que cette opportunité de micro-acquisition ne vous sera pas attribuée. L’opportunité de micro-acquisition a été attribuée à ((winnername))  en réponse à l’appel d’offres susmentionné. </text:p>
      <text:p text:style-name="Standard"><text:s/></text:p>
      <text:p text:style-name="Standard">((%passmand?? Bien que votre demande ait satisfait aux exigences obligatoires de l’opportunité, elle n’a pas été sélectionnée par le générateur de nombres aléatoires.)) </text:p>
      <text:p text:style-name="Standard"><text:s/></text:p>
      <text:p text:style-name="Standard">((%notpass?? Comme indiqué dans l’énoncé de l’opportunité, les candidatures doivent répondre à toutes les exigences obligatoires. Malheureusement, l’équipe d’évaluation a déterminé que votre candidature ne répondait pas à l’ensemble des exigences obligatoires de l’opportunité.)) </text:p>
      <text:p text:style-name="Standard"><text:soft-page-break/><text:s/></text:p>
      <text:p text:style-name="Standard">Nous tenons à vous remercier d’avoir soumis votre candidature et d’avoir manifesté votre intérêt à être un fournisseur du gouvernement du Canada. Nous sommes reconnaissants de votre participation et espérons que vous continuerez à postuler aux acquisitions offertes par le projet pilote de micro-acquisition. </text:p>
      <text:p text:style-name="Standard"><text:s/></text:p>
      <text:p text:style-name="Standard">Pour nous aider à évaluer le succès du projet pilote de micro-acquisition, vous pouvez choisir de remplir le questionnaire ci-dessous et de l'envoyer en répondant à cet e-mail.</text:p>
      <text:p text:style-name="Standard"><text:s/></text:p>
      <text:p text:style-name="Standard">N’hésitez pas à communiquer avec nous si vous souhaitez obtenir de plus amples renseignements au sujet de l’évaluation de votre candidature. </text:p>
      <text:p text:style-name="Standard"><text:s/></text:p>
      <text:p text:style-name="Standard">Si vous avez des préoccupations concernant le processus d’approvisionnement, veuillez noter qu’il existe des délais stricts pour déposer des plaintes auprès du Bureau de l’ombudsman de l’approvisionnement (BOA), le cas échéant. </text:p>
      <text:p text:style-name="Standard"><text:s/></text:p>
      <text:p text:style-name="Standard">Merci, </text:p>
      <text:p text:style-name="Standard"><text:s/></text:p>
      <text:p text:style-name="Standard">L’équipe du projet pilote de micro-acquisition </text:p>
      <text:p text:style-name="Standard"><text:s/></text:p>
      <text:p text:style-name="Standard">Courriel: [microacquisition@hrsdc-rhdcc.gc.ca](microacquisition@hrsdc-rhdcc.gc.ca)</text:p>
      <text:p text:style-name="Standard"><text:s/></text:p>
      <text:p text:style-name="Standard">---</text:p>
      <text:p text:style-name="Standard">**Sondage auprès des fournisseurs** </text:p>
      <text:p text:style-name="Standard"><text:s/></text:p>
      <text:p text:style-name="Standard">Votre participation à ce sondage est facultative. Pour en savoir plus à ce sujet, veuillez consulter notre [déclaration de confidentialité](https://micro-acquisition.alpha.canada.ca/fr/confidentialite-sondage.html). </text:p>
      <text:p text:style-name="Standard"><text:s/></text:p>
      <text:p text:style-name="Standard">Remarque : Dans les questions ci-dessous, les termes « vous », « votre entreprise » et « l’entreprise » désignent tout type d’entreprise, comme les entreprises constituées ou non en société et les entreprises individuelles.</text:p>
      <text:p text:style-name="Standard"><text:s/></text:p>
      <text:p text:style-name="Standard"><text:s text:c="2"/></text:p>
      <text:p text:style-name="Standard">**Questions: <text:s/>**</text:p>
      <text:p text:style-name="Standard"><text:soft-page-break/><text:s/></text:p>
      <text:p text:style-name="Standard">1. Comment avez-vous pris connaissance de l’occasion de micro-acquisition (Twitter, Facebook, canal Slack, LinkedIn etc.)? <text:s/>___________________</text:p>
      <text:p text:style-name="Standard">2. Êtes-vous actuellement à l’emploi du gouvernement fédéral (oui, non, Je préfère ne pas répondre)? <text:s/>________________________</text:p>
      <text:p text:style-name="Standard">3. Le gouvernement fédéral vous a-t-il déjà octroyé un marché? (oui, non, J’ai répondu à des appels d’offres, mais je n’ai pas obtenu de marché, Je n’ai jamais répondu à un appel d’offres, Je préfère ne pas répondre) <text:s/>____________________</text:p>
      <text:p text:style-name="Standard">4. Le siège social de votre entreprise est-il situé au Canada? <text:s/></text:p>
      <text:p text:style-name="Standard"><text:s text:c="3"/>*Si oui, veuillez fournir les trois (3) premiers caractères du code postal de l'adresse : <text:s/>______________ </text:p>
      <text:p text:style-name="Standard"><text:s text:c="3"/>*Si non, veuillez identifier le pays dans lequel votre siège social est situé : <text:s/>__________________</text:p>
      <text:p text:style-name="Standard">5. Combien de travailleurs votre entreprise compte-t-elle actuellement? ____________________________ </text:p>
      <text:p text:style-name="Standard">6. Décrivez la propriété de votre entreprise. Indiquez si au moins 51 % de l’entreprise appartient à des personnes qui s’identifient comme membres de l’un des groupes diversifiés suivants. </text:p>
      <text:p text:style-name="Standard">_Sélectionnez toutes les réponses qui s’appliquent :_</text:p>
      <text:p text:style-name="Standard"><text:s text:c="3"/>*Femmes </text:p>
      <text:p text:style-name="Standard"><text:s text:c="3"/>*Autochtones</text:p>
      <text:p text:style-name="Standard"><text:s text:c="3"/>*Membres des Premières Nations</text:p>
      <text:p text:style-name="Standard"><text:s text:c="3"/>*Peuples métis</text:p>
      <text:p text:style-name="Standard"><text:s text:c="3"/>*Inuits</text:p>
      <text:p text:style-name="Standard"><text:s text:c="3"/>*Noirs</text:p>
      <text:p text:style-name="Standard"><text:s text:c="3"/>*Autres minorités visibles (Aux termes de la Loi sur l’équité en matière d’emploi, font partie des minorités visibles les personnes, autres que les Autochtones, « qui ne sont pas de race blanche ou qui n’ont pas la peau blanche ». Outre les Noirs, les minorités visibles comprennent, sans s’y limiter, les personnes qui s’identifient comme Asiatiques du Sud, Chinois, Philippins, Latino-Américains, Arabes, Asiatiques du Sud-Est, Asiatiques de l’Ouest, Coréens et Japonais.)</text:p>
      <text:p text:style-name="Standard"><text:s text:c="3"/>*Personnes handicapées</text:p>
      <text:p text:style-name="Standard"><text:s text:c="3"/>*Personnes LGBTQ2+</text:p>
      <text:p text:style-name="Standard"><text:s text:c="3"/>*Aucune de ces réponses</text:p>
      <text:p text:style-name="Standard"><text:s text:c="3"/>*Je préfère ne pas répondre</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uston, Rachel [NC]</meta:initial-creator>
    <dc:creator>Muston, Rachel [NC]</dc:creator>
    <meta:editing-cycles>2</meta:editing-cycles>
    <meta:creation-date>2022-04-25T19:19:48</meta:creation-date>
    <dc:date>2022-04-25T19:27:09</dc:date>
    <meta:generator>LibreOffice/7.0.6.2$MacOSX_X86_64 LibreOffice_project/144abb84a525d8e30c9dbbefa69cbbf2d8d4ae3b</meta:generator>
    <meta:document-statistic meta:table-count="0" meta:image-count="0" meta:object-count="0" meta:page-count="6" meta:paragraph-count="141" meta:word-count="1227" meta:character-count="9266" meta:non-whitespace-character-count="7973"/>
    <meta:user-defined meta:name="AppVersion">16.0000</meta:user-defined>
    <meta:user-defined meta:name="ContentTypeId">0x010100170EA69B7AC3984AAD65C86E413FAFD9</meta:user-defined>
    <meta:template xlink:type="simple" xlink:actuate="onRequest" xlink:title="Normal.dotm" xlink:href=""/>
  </office:meta>
</office:document-meta>
</file>